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5eb91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5eb91e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ce5" table:number-columns-repeated="3"/>
        </table:table-row>
        <table:table-row table:style-name="ro2">
          <table:table-cell/>
          <table:table-cell table:style-name="ce1" office:value-type="string" calcext:value-type="string">
            <text:p>Dyno clock log</text:p>
          </table:table-cell>
          <table:table-cell table:style-name="ce6" office:value-type="string" calcext:value-type="string">
            <text:p>TODO</text:p>
          </table:table-cell>
          <table:table-cell table:style-name="ce7" office:value-type="string" calcext:value-type="string">
            <text:p>DOING</text:p>
          </table:table-cell>
          <table:table-cell table:style-name="ce8" office:value-type="string" calcext:value-type="string">
            <text:p>DONE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Друкована плата + схема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Драйвер дисплея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Новий проект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Конфігурація та налаштування 65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Веб інтерфейс першого налаштування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Веб інтерфейс постійного доступу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Асинхронне відображення ЮІ (години дата…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Анімація спейс трешере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Анімація метеоритний дощ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Анімація гугл діно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Додати вибір анімації у веб інтерфейс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Обновлення часу по NT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Вибір часового сервера то поточного поясу (ВЕБ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Проект корпуса 3Д друк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Фонова підсвітка (Опційно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Вивід додаткових даних (API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23:01:16.584000000</meta:creation-date>
    <dc:date>2025-04-03T23:08:33.610000000</dc:date>
    <meta:editing-duration>PT7M18S</meta:editing-duration>
    <meta:editing-cycles>1</meta:editing-cycles>
    <meta:document-statistic meta:table-count="1" meta:cell-count="20" meta:object-count="0"/>
    <meta:generator>LibreOffice/7.5.1.2$Windows_X86_64 LibreOffice_project/fcbaee479e84c6cd81291587d2ee68cba099e129</meta:generator>
  </office:meta>
</office:document-meta>
</file>